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ithout backdo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997449" calcext:value-type="float">
            <text:p>0,9974</text:p>
          </table:table-cell>
          <table:table-cell table:style-name="ce1" office:value-type="float" office:value="0.99656062" calcext:value-type="float">
            <text:p>0,9966</text:p>
          </table:table-cell>
          <table:table-cell table:style-name="ce1" office:value-type="float" office:value="0.99331301" calcext:value-type="float">
            <text:p>0,9933</text:p>
          </table:table-cell>
          <table:table-cell table:style-name="ce1" office:value-type="float" office:value="0.99493416" calcext:value-type="float">
            <text:p>0,9949</text:p>
          </table:table-cell>
          <table:table-cell table:style-name="ce1" office:value-type="float" office:value="0.99215687" calcext:value-type="float">
            <text:p>0,9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99740241" calcext:value-type="float">
            <text:p>0,9974</text:p>
          </table:table-cell>
          <table:table-cell table:style-name="ce1" office:value-type="float" office:value="0.99658263" calcext:value-type="float">
            <text:p>0,9966</text:p>
          </table:table-cell>
          <table:table-cell table:style-name="ce1" office:value-type="float" office:value="0.9931275" calcext:value-type="float">
            <text:p>0,9931</text:p>
          </table:table-cell>
          <table:table-cell table:style-name="ce1" office:value-type="float" office:value="0.99485206" calcext:value-type="float">
            <text:p>0,9949</text:p>
          </table:table-cell>
          <table:table-cell table:style-name="ce1" office:value-type="float" office:value="0.99197572" calcext:value-type="float">
            <text:p>0,99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99734029" calcext:value-type="float">
            <text:p>0,9973</text:p>
          </table:table-cell>
          <table:table-cell table:style-name="ce1" office:value-type="float" office:value="0.99647371" calcext:value-type="float">
            <text:p>0,9965</text:p>
          </table:table-cell>
          <table:table-cell table:style-name="ce1" office:value-type="float" office:value="0.99298747" calcext:value-type="float">
            <text:p>0,9930</text:p>
          </table:table-cell>
          <table:table-cell table:style-name="ce1" office:value-type="float" office:value="0.99472754" calcext:value-type="float">
            <text:p>0,9947</text:p>
          </table:table-cell>
          <table:table-cell table:style-name="ce1" office:value-type="float" office:value="0.99179942" calcext:value-type="float">
            <text:p>0,9918</text:p>
          </table:table-cell>
        </table:table-row>
        <table:table-row table:style-name="ro1">
          <table:table-cell/>
          <table:table-cell table:style-name="ce1" table:formula="of:=AVERAGE([.B3:.B5])" office:value-type="float" office:value="0.997397233333333" calcext:value-type="float">
            <text:p>0,9974</text:p>
          </table:table-cell>
          <table:table-cell table:style-name="ce1" table:formula="of:=AVERAGE([.C3:.C5])" office:value-type="float" office:value="0.996538986666667" calcext:value-type="float">
            <text:p>0,9965</text:p>
          </table:table-cell>
          <table:table-cell table:style-name="ce1" table:formula="of:=AVERAGE([.D3:.D5])" office:value-type="float" office:value="0.99314266" calcext:value-type="float">
            <text:p>0,9931</text:p>
          </table:table-cell>
          <table:table-cell table:style-name="ce1" table:formula="of:=AVERAGE([.E3:.E5])" office:value-type="float" office:value="0.99483792" calcext:value-type="float">
            <text:p>0,9948</text:p>
          </table:table-cell>
          <table:table-cell table:style-name="ce1" table:formula="of:=AVERAGE([.F3:.F5])" office:value-type="float" office:value="0.991977336666667" calcext:value-type="float">
            <text:p>0,9920</text:p>
          </table:table-cell>
        </table:table-row>
        <table:table-row table:style-name="ro1">
          <table:table-cell/>
          <table:table-cell table:style-name="ce1" table:formula="of:=STDEV([.B3:.B5])" office:value-type="float" office:value="0.0000545395675939426" calcext:value-type="float">
            <text:p>0,0001</text:p>
          </table:table-cell>
          <table:table-cell table:style-name="ce1" table:formula="of:=STDEV([.C3:.C5])" office:value-type="float" office:value="0.000057592468546939" calcext:value-type="float">
            <text:p>0,0001</text:p>
          </table:table-cell>
          <table:table-cell table:style-name="ce1" table:formula="of:=STDEV([.D3:.D5])" office:value-type="float" office:value="0.000163298628591947" calcext:value-type="float">
            <text:p>0,0002</text:p>
          </table:table-cell>
          <table:table-cell table:style-name="ce1" table:formula="of:=STDEV([.E3:.E5])" office:value-type="float" office:value="0.000104033219694507" calcext:value-type="float">
            <text:p>0,0001</text:p>
          </table:table-cell>
          <table:table-cell table:style-name="ce1" table:formula="of:=STDEV([.F3:.F5])" office:value-type="float" office:value="0.000178730483783069" calcext:value-type="float">
            <text:p>0,0002</text:p>
          </table:table-cell>
        </table:table-row>
        <table:table-row table:style-name="ro1">
          <table:table-cell/>
          <table:table-cell table:formula="of:=TEXT([.B6];&quot;0,0000&quot;)&amp;&quot; $\pm$ &quot;&amp;TEXT([.B7];&quot;0,0000&quot;)" office:value-type="string" office:string-value="0,9974 $\pm$ 0,0001" calcext:value-type="string">
            <text:p>0,9974 $\pm$ 0,0001</text:p>
          </table:table-cell>
          <table:table-cell table:formula="of:=TEXT([.C6];&quot;0,0000&quot;)&amp;&quot; $\pm$ &quot;&amp;TEXT([.C7];&quot;0,0000&quot;)" office:value-type="string" office:string-value="0,9965 $\pm$ 0,0001" calcext:value-type="string">
            <text:p>0,9965 $\pm$ 0,0001</text:p>
          </table:table-cell>
          <table:table-cell table:formula="of:=TEXT([.D6];&quot;0,0000&quot;)&amp;&quot; $\pm$ &quot;&amp;TEXT([.D7];&quot;0,0000&quot;)" office:value-type="string" office:string-value="0,9931 $\pm$ 0,0002" calcext:value-type="string">
            <text:p>0,9931 $\pm$ 0,0002</text:p>
          </table:table-cell>
          <table:table-cell table:formula="of:=TEXT([.E6];&quot;0,0000&quot;)&amp;&quot; $\pm$ &quot;&amp;TEXT([.E7];&quot;0,0000&quot;)" office:value-type="string" office:string-value="0,9948 $\pm$ 0,0001" calcext:value-type="string">
            <text:p>0,9948 $\pm$ 0,0001</text:p>
          </table:table-cell>
          <table:table-cell table:formula="of:=TEXT([.F6];&quot;0,0000&quot;)&amp;&quot; $\pm$ &quot;&amp;TEXT([.F7];&quot;0,0000&quot;)" office:value-type="string" office:string-value="0,9920 $\pm$ 0,0002" calcext:value-type="string">
            <text:p>0,9920 $\pm$ 0,000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99723545" calcext:value-type="float">
            <text:p>0,9972</text:p>
          </table:table-cell>
          <table:table-cell table:style-name="ce1" office:value-type="float" office:value="0.99796906" calcext:value-type="float">
            <text:p>0,9980</text:p>
          </table:table-cell>
          <table:table-cell table:style-name="ce1" office:value-type="float" office:value="0.99105493" calcext:value-type="float">
            <text:p>0,9911</text:p>
          </table:table-cell>
          <table:table-cell table:style-name="ce1" office:value-type="float" office:value="0.99449998" calcext:value-type="float">
            <text:p>0,9945</text:p>
          </table:table-cell>
          <table:table-cell table:style-name="ce1" office:value-type="float" office:value="0.99037475" calcext:value-type="float">
            <text:p>0,9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99694036" calcext:value-type="float">
            <text:p>0,9969</text:p>
          </table:table-cell>
          <table:table-cell table:style-name="ce1" office:value-type="float" office:value="0.99771919" calcext:value-type="float">
            <text:p>0,9977</text:p>
          </table:table-cell>
          <table:table-cell table:style-name="ce1" office:value-type="float" office:value="0.99015727" calcext:value-type="float">
            <text:p>0,9902</text:p>
          </table:table-cell>
          <table:table-cell table:style-name="ce1" office:value-type="float" office:value="0.99392385" calcext:value-type="float">
            <text:p>0,9939</text:p>
          </table:table-cell>
          <table:table-cell table:style-name="ce1" office:value-type="float" office:value="0.98939173" calcext:value-type="float">
            <text:p>0,98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99689506" calcext:value-type="float">
            <text:p>0,9969</text:p>
          </table:table-cell>
          <table:table-cell table:style-name="ce1" office:value-type="float" office:value="0.99793413" calcext:value-type="float">
            <text:p>0,9979</text:p>
          </table:table-cell>
          <table:table-cell table:style-name="ce1" office:value-type="float" office:value="0.98976038" calcext:value-type="float">
            <text:p>0,9898</text:p>
          </table:table-cell>
          <table:table-cell table:style-name="ce1" office:value-type="float" office:value="0.99383045" calcext:value-type="float">
            <text:p>0,9938</text:p>
          </table:table-cell>
          <table:table-cell table:style-name="ce1" office:value-type="float" office:value="0.98906764" calcext:value-type="float">
            <text:p>0,9891</text:p>
          </table:table-cell>
        </table:table-row>
        <table:table-row table:style-name="ro1">
          <table:table-cell/>
          <table:table-cell table:style-name="ce1" table:formula="of:=AVERAGE([.B13:.B15])" office:value-type="float" office:value="0.997023623333333" calcext:value-type="float">
            <text:p>0,9970</text:p>
          </table:table-cell>
          <table:table-cell table:style-name="ce1" table:formula="of:=AVERAGE([.C13:.C15])" office:value-type="float" office:value="0.997874126666667" calcext:value-type="float">
            <text:p>0,9979</text:p>
          </table:table-cell>
          <table:table-cell table:style-name="ce1" table:formula="of:=AVERAGE([.D13:.D15])" office:value-type="float" office:value="0.990324193333333" calcext:value-type="float">
            <text:p>0,9903</text:p>
          </table:table-cell>
          <table:table-cell table:style-name="ce1" table:formula="of:=AVERAGE([.E13:.E15])" office:value-type="float" office:value="0.99408476" calcext:value-type="float">
            <text:p>0,9941</text:p>
          </table:table-cell>
          <table:table-cell table:style-name="ce1" table:formula="of:=AVERAGE([.F13:.F15])" office:value-type="float" office:value="0.989611373333333" calcext:value-type="float">
            <text:p>0,9896</text:p>
          </table:table-cell>
        </table:table-row>
        <table:table-row table:style-name="ro1">
          <table:table-cell/>
          <table:table-cell table:style-name="ce1" table:formula="of:=STDEV([.B13:.B15])" office:value-type="float" office:value="0.000184840268971168" calcext:value-type="float">
            <text:p>0,0002</text:p>
          </table:table-cell>
          <table:table-cell table:style-name="ce1" table:formula="of:=STDEV([.C13:.C15])" office:value-type="float" office:value="0.000135310953855711" calcext:value-type="float">
            <text:p>0,0001</text:p>
          </table:table-cell>
          <table:table-cell table:style-name="ce1" table:formula="of:=STDEV([.D13:.D15])" office:value-type="float" office:value="0.000663221286625618" calcext:value-type="float">
            <text:p>0,0007</text:p>
          </table:table-cell>
          <table:table-cell table:style-name="ce1" table:formula="of:=STDEV([.E13:.E15])" office:value-type="float" office:value="0.000362610846914442" calcext:value-type="float">
            <text:p>0,0004</text:p>
          </table:table-cell>
          <table:table-cell table:style-name="ce1" table:formula="of:=STDEV([.F13:.F15])" office:value-type="float" office:value="0.000680673588023872" calcext:value-type="float">
            <text:p>0,0007</text:p>
          </table:table-cell>
        </table:table-row>
        <table:table-row table:style-name="ro1">
          <table:table-cell/>
          <table:table-cell table:formula="of:=TEXT([.B16];&quot;0,0000&quot;)&amp;&quot; $\pm$ &quot;&amp;TEXT([.B17];&quot;0,0000&quot;)" office:value-type="string" office:string-value="0,9970 $\pm$ 0,0002" calcext:value-type="string">
            <text:p>0,9970 $\pm$ 0,0002</text:p>
          </table:table-cell>
          <table:table-cell table:formula="of:=TEXT([.C16];&quot;0,0000&quot;)&amp;&quot; $\pm$ &quot;&amp;TEXT([.C17];&quot;0,0000&quot;)" office:value-type="string" office:string-value="0,9979 $\pm$ 0,0001" calcext:value-type="string">
            <text:p>0,9979 $\pm$ 0,0001</text:p>
          </table:table-cell>
          <table:table-cell table:formula="of:=TEXT([.D16];&quot;0,0000&quot;)&amp;&quot; $\pm$ &quot;&amp;TEXT([.D17];&quot;0,0000&quot;)" office:value-type="string" office:string-value="0,9903 $\pm$ 0,0007" calcext:value-type="string">
            <text:p>0,9903 $\pm$ 0,0007</text:p>
          </table:table-cell>
          <table:table-cell table:formula="of:=TEXT([.E16];&quot;0,0000&quot;)&amp;&quot; $\pm$ &quot;&amp;TEXT([.E17];&quot;0,0000&quot;)" office:value-type="string" office:string-value="0,9941 $\pm$ 0,0004" calcext:value-type="string">
            <text:p>0,9941 $\pm$ 0,0004</text:p>
          </table:table-cell>
          <table:table-cell table:formula="of:=TEXT([.F16];&quot;0,0000&quot;)&amp;&quot; $\pm$ &quot;&amp;TEXT([.F17];&quot;0,0000&quot;)" office:value-type="string" office:string-value="0,9896 $\pm$ 0,0007" calcext:value-type="string">
            <text:p>0,9896 $\pm$ 0,000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With backdoor model, without backdoor data, with normalization data from –backdoor fl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878468" calcext:value-type="float">
            <text:p>0,99878468</text:p>
          </table:table-cell>
          <table:table-cell office:value-type="float" office:value="0.99824768" calcext:value-type="float">
            <text:p>0,99824768</text:p>
          </table:table-cell>
          <table:table-cell office:value-type="float" office:value="0.99693107" calcext:value-type="float">
            <text:p>0,99693107</text:p>
          </table:table-cell>
          <table:table-cell office:value-type="float" office:value="0.99758894" calcext:value-type="float">
            <text:p>0,99758894</text:p>
          </table:table-cell>
          <table:table-cell office:value-type="float" office:value="0.99634088" calcext:value-type="float">
            <text:p>0,99634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88274" calcext:value-type="float">
            <text:p>0,9988274</text:p>
          </table:table-cell>
          <table:table-cell office:value-type="float" office:value="0.9983948" calcext:value-type="float">
            <text:p>0,9983948</text:p>
          </table:table-cell>
          <table:table-cell office:value-type="float" office:value="0.99696319" calcext:value-type="float">
            <text:p>0,99696319</text:p>
          </table:table-cell>
          <table:table-cell office:value-type="float" office:value="0.99767848" calcext:value-type="float">
            <text:p>0,99767848</text:p>
          </table:table-cell>
          <table:table-cell office:value-type="float" office:value="0.99642108" calcext:value-type="float">
            <text:p>0,99642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819062" calcext:value-type="float">
            <text:p>0,99819062</text:p>
          </table:table-cell>
          <table:table-cell office:value-type="float" office:value="0.99752041" calcext:value-type="float">
            <text:p>0,99752041</text:p>
          </table:table-cell>
          <table:table-cell office:value-type="float" office:value="0.99531303" calcext:value-type="float">
            <text:p>0,99531303</text:p>
          </table:table-cell>
          <table:table-cell office:value-type="float" office:value="0.99641549" calcext:value-type="float">
            <text:p>0,99641549</text:p>
          </table:table-cell>
          <table:table-cell office:value-type="float" office:value="0.99447655" calcext:value-type="float">
            <text:p>0,99447655</text:p>
          </table:table-cell>
        </table:table-row>
        <table:table-row table:style-name="ro1">
          <table:table-cell/>
          <table:table-cell table:style-name="ce1" table:formula="of:=AVERAGE([.B24:.B26])" office:value-type="float" office:value="0.9986009" calcext:value-type="float">
            <text:p>0,9986</text:p>
          </table:table-cell>
          <table:table-cell table:style-name="ce1" table:formula="of:=AVERAGE([.C24:.C26])" office:value-type="float" office:value="0.998054296666667" calcext:value-type="float">
            <text:p>0,9981</text:p>
          </table:table-cell>
          <table:table-cell table:style-name="ce1" table:formula="of:=AVERAGE([.D24:.D26])" office:value-type="float" office:value="0.99640243" calcext:value-type="float">
            <text:p>0,9964</text:p>
          </table:table-cell>
          <table:table-cell table:style-name="ce1" table:formula="of:=AVERAGE([.E24:.E26])" office:value-type="float" office:value="0.997227636666667" calcext:value-type="float">
            <text:p>0,9972</text:p>
          </table:table-cell>
          <table:table-cell table:style-name="ce1" table:formula="of:=AVERAGE([.F24:.F26])" office:value-type="float" office:value="0.99574617" calcext:value-type="float">
            <text:p>0,9957</text:p>
          </table:table-cell>
        </table:table-row>
        <table:table-row table:style-name="ro1">
          <table:table-cell/>
          <table:table-cell table:style-name="ce1" table:formula="of:=STDEV([.B24:.B26])" office:value-type="float" office:value="0.00035595436280511" calcext:value-type="float">
            <text:p>0,0004</text:p>
          </table:table-cell>
          <table:table-cell table:style-name="ce1" table:formula="of:=STDEV([.C24:.C26])" office:value-type="float" office:value="0.00046817443675763" calcext:value-type="float">
            <text:p>0,0005</text:p>
          </table:table-cell>
          <table:table-cell table:style-name="ce1" table:formula="of:=STDEV([.D24:.D26])" office:value-type="float" office:value="0.000943584756977331" calcext:value-type="float">
            <text:p>0,0009</text:p>
          </table:table-cell>
          <table:table-cell table:style-name="ce1" table:formula="of:=STDEV([.E24:.E26])" office:value-type="float" office:value="0.000704763087167088" calcext:value-type="float">
            <text:p>0,0007</text:p>
          </table:table-cell>
          <table:table-cell table:style-name="ce1" table:formula="of:=STDEV([.F24:.F26])" office:value-type="float" office:value="0.00110025416077378" calcext:value-type="float">
            <text:p>0,0011</text:p>
          </table:table-cell>
        </table:table-row>
        <table:table-row table:style-name="ro1">
          <table:table-cell/>
          <table:table-cell table:formula="of:=TEXT([.B27];&quot;0,0000&quot;)&amp;&quot; $\pm$ &quot;&amp;TEXT([.B28];&quot;0,0000&quot;)" office:value-type="string" office:string-value="0,9986 $\pm$ 0,0004" calcext:value-type="string">
            <text:p>0,9986 $\pm$ 0,0004</text:p>
          </table:table-cell>
          <table:table-cell table:formula="of:=TEXT([.C27];&quot;0,0000&quot;)&amp;&quot; $\pm$ &quot;&amp;TEXT([.C28];&quot;0,0000&quot;)" office:value-type="string" office:string-value="0,9981 $\pm$ 0,0005" calcext:value-type="string">
            <text:p>0,9981 $\pm$ 0,0005</text:p>
          </table:table-cell>
          <table:table-cell table:formula="of:=TEXT([.D27];&quot;0,0000&quot;)&amp;&quot; $\pm$ &quot;&amp;TEXT([.D28];&quot;0,0000&quot;)" office:value-type="string" office:string-value="0,9964 $\pm$ 0,0009" calcext:value-type="string">
            <text:p>0,9964 $\pm$ 0,0009</text:p>
          </table:table-cell>
          <table:table-cell table:formula="of:=TEXT([.E27];&quot;0,0000&quot;)&amp;&quot; $\pm$ &quot;&amp;TEXT([.E28];&quot;0,0000&quot;)" office:value-type="string" office:string-value="0,9972 $\pm$ 0,0007" calcext:value-type="string">
            <text:p>0,9972 $\pm$ 0,0007</text:p>
          </table:table-cell>
          <table:table-cell table:formula="of:=TEXT([.F27];&quot;0,0000&quot;)&amp;&quot; $\pm$ &quot;&amp;TEXT([.F28];&quot;0,0000&quot;)" office:value-type="string" office:string-value="0,9957 $\pm$ 0,0011" calcext:value-type="string">
            <text:p>0,9957 $\pm$ 0,001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753701" calcext:value-type="float">
            <text:p>0,99753701</text:p>
          </table:table-cell>
          <table:table-cell office:value-type="float" office:value="0.99880052" calcext:value-type="float">
            <text:p>0,99880052</text:p>
          </table:table-cell>
          <table:table-cell office:value-type="float" office:value="0.99142444" calcext:value-type="float">
            <text:p>0,99142444</text:p>
          </table:table-cell>
          <table:table-cell office:value-type="float" office:value="0.99509881" calcext:value-type="float">
            <text:p>0,99509881</text:p>
          </table:table-cell>
          <table:table-cell office:value-type="float" office:value="0.9910229" calcext:value-type="float">
            <text:p>0,9910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737135" calcext:value-type="float">
            <text:p>0,99737135</text:p>
          </table:table-cell>
          <table:table-cell office:value-type="float" office:value="0.99887956" calcext:value-type="float">
            <text:p>0,99887956</text:p>
          </table:table-cell>
          <table:table-cell office:value-type="float" office:value="0.99071035" calcext:value-type="float">
            <text:p>0,99071035</text:p>
          </table:table-cell>
          <table:table-cell office:value-type="float" office:value="0.99477818" calcext:value-type="float">
            <text:p>0,99477818</text:p>
          </table:table-cell>
          <table:table-cell office:value-type="float" office:value="0.9903345" calcext:value-type="float">
            <text:p>0,9903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735323" calcext:value-type="float">
            <text:p>0,99735323</text:p>
          </table:table-cell>
          <table:table-cell office:value-type="float" office:value="0.99815362" calcext:value-type="float">
            <text:p>0,99815362</text:p>
          </table:table-cell>
          <table:table-cell office:value-type="float" office:value="0.99135856" calcext:value-type="float">
            <text:p>0,99135856</text:p>
          </table:table-cell>
          <table:table-cell office:value-type="float" office:value="0.99474448" calcext:value-type="float">
            <text:p>0,99474448</text:p>
          </table:table-cell>
          <table:table-cell office:value-type="float" office:value="0.99073855" calcext:value-type="float">
            <text:p>0,99073855</text:p>
          </table:table-cell>
        </table:table-row>
        <table:table-row table:style-name="ro1">
          <table:table-cell/>
          <table:table-cell table:style-name="ce1" table:formula="of:=AVERAGE([.B33:.B35])" office:value-type="float" office:value="0.99742053" calcext:value-type="float">
            <text:p>0,9974</text:p>
          </table:table-cell>
          <table:table-cell table:style-name="ce1" table:formula="of:=AVERAGE([.C33:.C35])" office:value-type="float" office:value="0.998611233333333" calcext:value-type="float">
            <text:p>0,9986</text:p>
          </table:table-cell>
          <table:table-cell table:style-name="ce1" table:formula="of:=AVERAGE([.D33:.D35])" office:value-type="float" office:value="0.99116445" calcext:value-type="float">
            <text:p>0,9912</text:p>
          </table:table-cell>
          <table:table-cell table:style-name="ce1" table:formula="of:=AVERAGE([.E33:.E35])" office:value-type="float" office:value="0.994873823333333" calcext:value-type="float">
            <text:p>0,9949</text:p>
          </table:table-cell>
          <table:table-cell table:style-name="ce1" table:formula="of:=AVERAGE([.F33:.F35])" office:value-type="float" office:value="0.99069865" calcext:value-type="float">
            <text:p>0,9907</text:p>
          </table:table-cell>
        </table:table-row>
        <table:table-row table:style-name="ro1">
          <table:table-cell/>
          <table:table-cell table:style-name="ce1" table:formula="of:=STDEV([.B33:.B35])" office:value-type="float" office:value="0.000101280681277372" calcext:value-type="float">
            <text:p>0,0001</text:p>
          </table:table-cell>
          <table:table-cell table:style-name="ce1" table:formula="of:=STDEV([.C33:.C35])" office:value-type="float" office:value="0.000398270388722653" calcext:value-type="float">
            <text:p>0,0004</text:p>
          </table:table-cell>
          <table:table-cell table:style-name="ce1" table:formula="of:=STDEV([.D33:.D35])" office:value-type="float" office:value="0.000394639267052819" calcext:value-type="float">
            <text:p>0,0004</text:p>
          </table:table-cell>
          <table:table-cell table:style-name="ce1" table:formula="of:=STDEV([.E33:.E35])" office:value-type="float" office:value="0.000195571400346067" calcext:value-type="float">
            <text:p>0,0002</text:p>
          </table:table-cell>
          <table:table-cell table:style-name="ce1" table:formula="of:=STDEV([.F33:.F35])" office:value-type="float" office:value="0.00034593011938831" calcext:value-type="float">
            <text:p>0,0003</text:p>
          </table:table-cell>
        </table:table-row>
        <table:table-row table:style-name="ro1">
          <table:table-cell/>
          <table:table-cell table:formula="of:=TEXT([.B36];&quot;0,0000&quot;)&amp;&quot; $\pm$ &quot;&amp;TEXT([.B37];&quot;0,0000&quot;)" office:value-type="string" office:string-value="0,9974 $\pm$ 0,0001" calcext:value-type="string">
            <text:p>0,9974 $\pm$ 0,0001</text:p>
          </table:table-cell>
          <table:table-cell table:formula="of:=TEXT([.C36];&quot;0,0000&quot;)&amp;&quot; $\pm$ &quot;&amp;TEXT([.C37];&quot;0,0000&quot;)" office:value-type="string" office:string-value="0,9986 $\pm$ 0,0004" calcext:value-type="string">
            <text:p>0,9986 $\pm$ 0,0004</text:p>
          </table:table-cell>
          <table:table-cell table:formula="of:=TEXT([.D36];&quot;0,0000&quot;)&amp;&quot; $\pm$ &quot;&amp;TEXT([.D37];&quot;0,0000&quot;)" office:value-type="string" office:string-value="0,9912 $\pm$ 0,0004" calcext:value-type="string">
            <text:p>0,9912 $\pm$ 0,0004</text:p>
          </table:table-cell>
          <table:table-cell table:formula="of:=TEXT([.E36];&quot;0,0000&quot;)&amp;&quot; $\pm$ &quot;&amp;TEXT([.E37];&quot;0,0000&quot;)" office:value-type="string" office:string-value="0,9949 $\pm$ 0,0002" calcext:value-type="string">
            <text:p>0,9949 $\pm$ 0,0002</text:p>
          </table:table-cell>
          <table:table-cell table:formula="of:=TEXT([.F36];&quot;0,0000&quot;)&amp;&quot; $\pm$ &quot;&amp;TEXT([.F37];&quot;0,0000&quot;)" office:value-type="string" office:string-value="0,9907 $\pm$ 0,0003" calcext:value-type="string">
            <text:p>0,9907 $\pm$ 0,000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ackdoor accur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AVERAGE([.B43:.B45])" office:value-type="float" office:value="1" calcext:value-type="float">
            <text:p>1,0000</text:p>
          </table:table-cell>
          <table:table-cell table:style-name="ce1" table:formula="of:=AVERAGE([.C43:.C45])" office:value-type="float" office:value="1" calcext:value-type="float">
            <text:p>1,0000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STDEV([.B43:.B45])" office:value-type="float" office:value="0" calcext:value-type="float">
            <text:p>0,0000</text:p>
          </table:table-cell>
          <table:table-cell table:style-name="ce1" table:formula="of:=STDEV([.C43:.C45])" office:value-type="float" office:value="0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ackward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985545" calcext:value-type="float">
            <text:p>0,99985545</text:p>
          </table:table-cell>
          <table:table-cell office:value-type="float" office:value="0.99987871" calcext:value-type="float">
            <text:p>0,999878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96386" calcext:value-type="float">
            <text:p>0,99996386</text:p>
          </table:table-cell>
          <table:table-cell office:value-type="float" office:value="0.99996692" calcext:value-type="float">
            <text:p>0,999966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99729" calcext:value-type="float">
            <text:p>0,9999729</text:p>
          </table:table-cell>
          <table:table-cell office:value-type="float" office:value="0.99994487" calcext:value-type="float">
            <text:p>0,99994487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AVERAGE([.B51:.B53])" office:value-type="float" office:value="0.999930736666667" calcext:value-type="float">
            <text:p>0,9999</text:p>
          </table:table-cell>
          <table:table-cell table:style-name="ce1" table:formula="of:=AVERAGE([.C51:.C53])" office:value-type="float" office:value="0.999930166666667" calcext:value-type="float">
            <text:p>0,9999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STDEV([.B51:.B53])" office:value-type="float" office:value="0.0000653566525560973" calcext:value-type="float">
            <text:p>0,0001</text:p>
          </table:table-cell>
          <table:table-cell table:style-name="ce1" table:formula="of:=STDEV([.C51:.C53])" office:value-type="float" office:value="0.000045906339794514" calcext:value-type="float">
            <text:p>0,0000</text:p>
          </table:table-cell>
          <table:table-cell table:number-columns-repeated="3"/>
        </table:table-row>
        <table:table-row table:style-name="ro1">
          <table:table-cell/>
          <table:table-cell table:formula="of:=TEXT([.B54];&quot;0,0000&quot;)&amp;&quot; $\pm$ &quot;&amp;TEXT([.B55];&quot;0,0000&quot;)" office:value-type="string" office:string-value="0,9999 $\pm$ 0,0001" calcext:value-type="string">
            <text:p>0,9999 $\pm$ 0,0001</text:p>
          </table:table-cell>
          <table:table-cell table:formula="of:=TEXT([.C54];&quot;0,0000&quot;)&amp;&quot; $\pm$ &quot;&amp;TEXT([.C55];&quot;0,0000&quot;)" office:value-type="string" office:string-value="0,9999 $\pm$ 0,0000" calcext:value-type="string">
            <text:p>0,9999 $\pm$ 0,00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urrogate model, unbackdoored data, unbackdoored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,pr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19473" calcext:value-type="float">
            <text:p>0,9619473</text:p>
          </table:table-cell>
          <table:table-cell office:value-type="float" office:value="0.90545316" calcext:value-type="float">
            <text:p>0,90545316</text:p>
          </table:table-cell>
          <table:table-cell office:value-type="float" office:value="0.94831537" calcext:value-type="float">
            <text:p>0,94831537</text:p>
          </table:table-cell>
          <table:table-cell office:value-type="float" office:value="0.92638874" calcext:value-type="float">
            <text:p>0,92638874</text:p>
          </table:table-cell>
          <table:table-cell office:value-type="float" office:value="0.9148673" calcext:value-type="float">
            <text:p>0,9148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27834" calcext:value-type="float">
            <text:p>0,9627834</text:p>
          </table:table-cell>
          <table:table-cell office:value-type="float" office:value="0.90575547" calcext:value-type="float">
            <text:p>0,90575547</text:p>
          </table:table-cell>
          <table:table-cell office:value-type="float" office:value="0.95120685" calcext:value-type="float">
            <text:p>0,95120685</text:p>
          </table:table-cell>
          <table:table-cell office:value-type="float" office:value="0.92792492" calcext:value-type="float">
            <text:p>0,92792492</text:p>
          </table:table-cell>
          <table:table-cell office:value-type="float" office:value="0.91788747" calcext:value-type="float">
            <text:p>0,917887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107113" calcext:value-type="float">
            <text:p>0,96107113</text:p>
          </table:table-cell>
          <table:table-cell office:value-type="float" office:value="0.90338847" calcext:value-type="float">
            <text:p>0,90338847</text:p>
          </table:table-cell>
          <table:table-cell office:value-type="float" office:value="0.94648819" calcext:value-type="float">
            <text:p>0,94648819</text:p>
          </table:table-cell>
          <table:table-cell office:value-type="float" office:value="0.92443625" calcext:value-type="float">
            <text:p>0,92443625</text:p>
          </table:table-cell>
          <table:table-cell office:value-type="float" office:value="0.91246156" calcext:value-type="float">
            <text:p>0,91246156</text:p>
          </table:table-cell>
        </table:table-row>
        <table:table-row table:style-name="ro1">
          <table:table-cell/>
          <table:table-cell table:style-name="ce1" table:formula="of:=AVERAGE([.B61:.B63])" office:value-type="float" office:value="0.961933943333333" calcext:value-type="float">
            <text:p>0,9619</text:p>
          </table:table-cell>
          <table:table-cell table:style-name="ce1" table:formula="of:=AVERAGE([.C61:.C63])" office:value-type="float" office:value="0.9048657" calcext:value-type="float">
            <text:p>0,9049</text:p>
          </table:table-cell>
          <table:table-cell table:style-name="ce1" table:formula="of:=AVERAGE([.D61:.D63])" office:value-type="float" office:value="0.948670136666667" calcext:value-type="float">
            <text:p>0,9487</text:p>
          </table:table-cell>
          <table:table-cell table:style-name="ce1" table:formula="of:=AVERAGE([.E61:.E63])" office:value-type="float" office:value="0.92624997" calcext:value-type="float">
            <text:p>0,9262</text:p>
          </table:table-cell>
          <table:table-cell table:style-name="ce1" table:formula="of:=AVERAGE([.F61:.F63])" office:value-type="float" office:value="0.91507211" calcext:value-type="float">
            <text:p>0,9151</text:p>
          </table:table-cell>
        </table:table-row>
        <table:table-row table:style-name="ro1">
          <table:table-cell/>
          <table:table-cell table:style-name="ce1" table:formula="of:=STDEV([.B61:.B63])" office:value-type="float" office:value="0.000856213138554528" calcext:value-type="float">
            <text:p>0,0009</text:p>
          </table:table-cell>
          <table:table-cell table:style-name="ce1" table:formula="of:=STDEV([.C61:.C63])" office:value-type="float" office:value="0.00128821744620231" calcext:value-type="float">
            <text:p>0,0013</text:p>
          </table:table-cell>
          <table:table-cell table:style-name="ce1" table:formula="of:=STDEV([.D61:.D63])" office:value-type="float" office:value="0.00237925042602357" calcext:value-type="float">
            <text:p>0,0024</text:p>
          </table:table-cell>
          <table:table-cell table:style-name="ce1" table:formula="of:=STDEV([.E61:.E63])" office:value-type="float" office:value="0.00174847002459292" calcext:value-type="float">
            <text:p>0,0017</text:p>
          </table:table-cell>
          <table:table-cell table:style-name="ce1" table:formula="of:=STDEV([.F61:.F63])" office:value-type="float" office:value="0.00271874698787881" calcext:value-type="float">
            <text:p>0,0027</text:p>
          </table:table-cell>
        </table:table-row>
        <table:table-row table:style-name="ro1">
          <table:table-cell/>
          <table:table-cell table:formula="of:=TEXT([.B64];&quot;0,0000&quot;)&amp;&quot; $\pm$ &quot;&amp;TEXT([.B65];&quot;0,0000&quot;)" office:value-type="string" office:string-value="0,9619 $\pm$ 0,0009" calcext:value-type="string">
            <text:p>0,9619 $\pm$ 0,0009</text:p>
          </table:table-cell>
          <table:table-cell table:formula="of:=TEXT([.C64];&quot;0,0000&quot;)&amp;&quot; $\pm$ &quot;&amp;TEXT([.C65];&quot;0,0000&quot;)" office:value-type="string" office:string-value="0,9049 $\pm$ 0,0013" calcext:value-type="string">
            <text:p>0,9049 $\pm$ 0,0013</text:p>
          </table:table-cell>
          <table:table-cell table:formula="of:=TEXT([.D64];&quot;0,0000&quot;)&amp;&quot; $\pm$ &quot;&amp;TEXT([.D65];&quot;0,0000&quot;)" office:value-type="string" office:string-value="0,9487 $\pm$ 0,0024" calcext:value-type="string">
            <text:p>0,9487 $\pm$ 0,0024</text:p>
          </table:table-cell>
          <table:table-cell table:formula="of:=TEXT([.E64];&quot;0,0000&quot;)&amp;&quot; $\pm$ &quot;&amp;TEXT([.E65];&quot;0,0000&quot;)" office:value-type="string" office:string-value="0,9262 $\pm$ 0,0017" calcext:value-type="string">
            <text:p>0,9262 $\pm$ 0,0017</text:p>
          </table:table-cell>
          <table:table-cell table:formula="of:=TEXT([.F64];&quot;0,0000&quot;)&amp;&quot; $\pm$ &quot;&amp;TEXT([.F65];&quot;0,0000&quot;)" office:value-type="string" office:string-value="0,9151 $\pm$ 0,0027" calcext:value-type="string">
            <text:p>0,9151 $\pm$ 0,002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RF,rea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</table:table-row>
        <table:table-row table:style-name="ro1">
          <table:table-cell/>
          <table:table-cell office:value-type="float" office:value="0.96124193" calcext:value-type="float">
            <text:p>0,96124193</text:p>
          </table:table-cell>
          <table:table-cell office:value-type="float" office:value="0.9035439" calcext:value-type="float">
            <text:p>0,9035439</text:p>
          </table:table-cell>
          <table:table-cell office:value-type="float" office:value="0.94811967" calcext:value-type="float">
            <text:p>0,94811967</text:p>
          </table:table-cell>
          <table:table-cell office:value-type="float" office:value="0.92529524" calcext:value-type="float">
            <text:p>0,92529524</text:p>
          </table:table-cell>
          <table:table-cell office:value-type="float" office:value="0.91380979" calcext:value-type="float">
            <text:p>0,91380979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NN,pr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678526" calcext:value-type="float">
            <text:p>0,96678526</text:p>
          </table:table-cell>
          <table:table-cell office:value-type="float" office:value="0.9142471" calcext:value-type="float">
            <text:p>0,9142471</text:p>
          </table:table-cell>
          <table:table-cell office:value-type="float" office:value="0.9577132" calcext:value-type="float">
            <text:p>0,9577132</text:p>
          </table:table-cell>
          <table:table-cell office:value-type="float" office:value="0.93547552" calcext:value-type="float">
            <text:p>0,93547552</text:p>
          </table:table-cell>
          <table:table-cell office:value-type="float" office:value="0.92754518" calcext:value-type="float">
            <text:p>0,92754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717096" calcext:value-type="float">
            <text:p>0,96717096</text:p>
          </table:table-cell>
          <table:table-cell office:value-type="float" office:value="0.913182" calcext:value-type="float">
            <text:p>0,913182</text:p>
          </table:table-cell>
          <table:table-cell office:value-type="float" office:value="0.96035044" calcext:value-type="float">
            <text:p>0,96035044</text:p>
          </table:table-cell>
          <table:table-cell office:value-type="float" office:value="0.93617246" calcext:value-type="float">
            <text:p>0,93617246</text:p>
          </table:table-cell>
          <table:table-cell office:value-type="float" office:value="0.92980334" calcext:value-type="float">
            <text:p>0,92980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698851" calcext:value-type="float">
            <text:p>0,96698851</text:p>
          </table:table-cell>
          <table:table-cell office:value-type="float" office:value="0.91444694" calcext:value-type="float">
            <text:p>0,91444694</text:p>
          </table:table-cell>
          <table:table-cell office:value-type="float" office:value="0.95750091" calcext:value-type="float">
            <text:p>0,95750091</text:p>
          </table:table-cell>
          <table:table-cell office:value-type="float" office:value="0.93547881" calcext:value-type="float">
            <text:p>0,93547881</text:p>
          </table:table-cell>
          <table:table-cell office:value-type="float" office:value="0.92765086" calcext:value-type="float">
            <text:p>0,92765086</text:p>
          </table:table-cell>
        </table:table-row>
        <table:table-row table:style-name="ro1">
          <table:table-cell/>
          <table:table-cell table:style-name="ce1" table:formula="of:=AVERAGE([.B83:.B85])" office:value-type="float" office:value="0.966981576666667" calcext:value-type="float">
            <text:p>0,9670</text:p>
          </table:table-cell>
          <table:table-cell table:style-name="ce1" table:formula="of:=AVERAGE([.C83:.C85])" office:value-type="float" office:value="0.91395868" calcext:value-type="float">
            <text:p>0,9140</text:p>
          </table:table-cell>
          <table:table-cell table:style-name="ce1" table:formula="of:=AVERAGE([.D83:.D85])" office:value-type="float" office:value="0.958521516666667" calcext:value-type="float">
            <text:p>0,9585</text:p>
          </table:table-cell>
          <table:table-cell table:style-name="ce1" table:formula="of:=AVERAGE([.E83:.E85])" office:value-type="float" office:value="0.93570893" calcext:value-type="float">
            <text:p>0,9357</text:p>
          </table:table-cell>
          <table:table-cell table:style-name="ce1" table:formula="of:=AVERAGE([.F83:.F85])" office:value-type="float" office:value="0.928333126666667" calcext:value-type="float">
            <text:p>0,9283</text:p>
          </table:table-cell>
        </table:table-row>
        <table:table-row table:style-name="ro1">
          <table:table-cell/>
          <table:table-cell table:style-name="ce1" table:formula="of:=STDEV([.B83:.B85])" office:value-type="float" office:value="0.000192943452424128" calcext:value-type="float">
            <text:p>0,0002</text:p>
          </table:table-cell>
          <table:table-cell table:style-name="ce1" table:formula="of:=STDEV([.C83:.C85])" office:value-type="float" office:value="0.000680005789092987" calcext:value-type="float">
            <text:p>0,0007</text:p>
          </table:table-cell>
          <table:table-cell table:style-name="ce1" table:formula="of:=STDEV([.D83:.D85])" office:value-type="float" office:value="0.00158744674884965" calcext:value-type="float">
            <text:p>0,0016</text:p>
          </table:table-cell>
          <table:table-cell table:style-name="ce1" table:formula="of:=STDEV([.E83:.E85])" office:value-type="float" office:value="0.00040143212589427" calcext:value-type="float">
            <text:p>0,0004</text:p>
          </table:table-cell>
          <table:table-cell table:style-name="ce1" table:formula="of:=STDEV([.F83:.F85])" office:value-type="float" office:value="0.00127433806336205" calcext:value-type="float">
            <text:p>0,0013</text:p>
          </table:table-cell>
        </table:table-row>
        <table:table-row table:style-name="ro1">
          <table:table-cell/>
          <table:table-cell table:formula="of:=TEXT([.B86];&quot;0,0000&quot;)&amp;&quot; $\pm$ &quot;&amp;TEXT([.B87];&quot;0,0000&quot;)" office:value-type="string" office:string-value="0,9670 $\pm$ 0,0002" calcext:value-type="string">
            <text:p>0,9670 $\pm$ 0,0002</text:p>
          </table:table-cell>
          <table:table-cell table:formula="of:=TEXT([.C86];&quot;0,0000&quot;)&amp;&quot; $\pm$ &quot;&amp;TEXT([.C87];&quot;0,0000&quot;)" office:value-type="string" office:string-value="0,9140 $\pm$ 0,0007" calcext:value-type="string">
            <text:p>0,9140 $\pm$ 0,0007</text:p>
          </table:table-cell>
          <table:table-cell table:formula="of:=TEXT([.D86];&quot;0,0000&quot;)&amp;&quot; $\pm$ &quot;&amp;TEXT([.D87];&quot;0,0000&quot;)" office:value-type="string" office:string-value="0,9585 $\pm$ 0,0016" calcext:value-type="string">
            <text:p>0,9585 $\pm$ 0,0016</text:p>
          </table:table-cell>
          <table:table-cell table:formula="of:=TEXT([.E86];&quot;0,0000&quot;)&amp;&quot; $\pm$ &quot;&amp;TEXT([.E87];&quot;0,0000&quot;)" office:value-type="string" office:string-value="0,9357 $\pm$ 0,0004" calcext:value-type="string">
            <text:p>0,9357 $\pm$ 0,0004</text:p>
          </table:table-cell>
          <table:table-cell table:formula="of:=TEXT([.F86];&quot;0,0000&quot;)&amp;&quot; $\pm$ &quot;&amp;TEXT([.F87];&quot;0,0000&quot;)" office:value-type="string" office:string-value="0,9283 $\pm$ 0,0013" calcext:value-type="string">
            <text:p>0,9283 $\pm$ 0,001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N,rea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Youd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124193" calcext:value-type="float">
            <text:p>0,96124193</text:p>
          </table:table-cell>
          <table:table-cell office:value-type="float" office:value="0.9035439" calcext:value-type="float">
            <text:p>0,9035439</text:p>
          </table:table-cell>
          <table:table-cell office:value-type="float" office:value="0.94811967" calcext:value-type="float">
            <text:p>0,94811967</text:p>
          </table:table-cell>
          <table:table-cell office:value-type="float" office:value="0.92529524" calcext:value-type="float">
            <text:p>0,92529524</text:p>
          </table:table-cell>
          <table:table-cell office:value-type="float" office:value="0.91380979" calcext:value-type="float">
            <text:p>0,91380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321827" calcext:value-type="float">
            <text:p>0,96321827</text:p>
          </table:table-cell>
          <table:table-cell office:value-type="float" office:value="0.90686966" calcext:value-type="float">
            <text:p>0,90686966</text:p>
          </table:table-cell>
          <table:table-cell office:value-type="float" office:value="0.95208948" calcext:value-type="float">
            <text:p>0,95208948</text:p>
          </table:table-cell>
          <table:table-cell office:value-type="float" office:value="0.92892958" calcext:value-type="float">
            <text:p>0,92892958</text:p>
          </table:table-cell>
          <table:table-cell office:value-type="float" office:value="0.91906648" calcext:value-type="float">
            <text:p>0,91906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178427" calcext:value-type="float">
            <text:p>0,96178427</text:p>
          </table:table-cell>
          <table:table-cell office:value-type="float" office:value="0.90381155" calcext:value-type="float">
            <text:p>0,90381155</text:p>
          </table:table-cell>
          <table:table-cell office:value-type="float" office:value="0.94936124" calcext:value-type="float">
            <text:p>0,94936124</text:p>
          </table:table-cell>
          <table:table-cell office:value-type="float" office:value="0.9260266" calcext:value-type="float">
            <text:p>0,9260266</text:p>
          </table:table-cell>
          <table:table-cell office:value-type="float" office:value="0.91532988" calcext:value-type="float">
            <text:p>0,91532988</text:p>
          </table:table-cell>
        </table:table-row>
        <table:table-row table:style-name="ro1">
          <table:table-cell/>
          <table:table-cell table:style-name="ce1" table:formula="of:=AVERAGE([.B92:.B94])" office:value-type="float" office:value="0.96208149" calcext:value-type="float">
            <text:p>0,9621</text:p>
          </table:table-cell>
          <table:table-cell table:style-name="ce1" table:formula="of:=AVERAGE([.C92:.C94])" office:value-type="float" office:value="0.904741703333333" calcext:value-type="float">
            <text:p>0,9047</text:p>
          </table:table-cell>
          <table:table-cell table:style-name="ce1" table:formula="of:=AVERAGE([.D92:.D94])" office:value-type="float" office:value="0.949856796666667" calcext:value-type="float">
            <text:p>0,9499</text:p>
          </table:table-cell>
          <table:table-cell table:style-name="ce1" table:formula="of:=AVERAGE([.E92:.E94])" office:value-type="float" office:value="0.926750473333333" calcext:value-type="float">
            <text:p>0,9268</text:p>
          </table:table-cell>
          <table:table-cell table:style-name="ce1" table:formula="of:=AVERAGE([.F92:.F94])" office:value-type="float" office:value="0.916068716666667" calcext:value-type="float">
            <text:p>0,9161</text:p>
          </table:table-cell>
        </table:table-row>
        <table:table-row table:style-name="ro1">
          <table:table-cell/>
          <table:table-cell table:style-name="ce1" table:formula="of:=STDEV([.B92:.B94])" office:value-type="float" office:value="0.0010211438415816" calcext:value-type="float">
            <text:p>0,0010</text:p>
          </table:table-cell>
          <table:table-cell table:style-name="ce1" table:formula="of:=STDEV([.C92:.C94])" office:value-type="float" office:value="0.00184771718940786" calcext:value-type="float">
            <text:p>0,0018</text:p>
          </table:table-cell>
          <table:table-cell table:style-name="ce1" table:formula="of:=STDEV([.D92:.D94])" office:value-type="float" office:value="0.00203077083060435" calcext:value-type="float">
            <text:p>0,0020</text:p>
          </table:table-cell>
          <table:table-cell table:style-name="ce1" table:formula="of:=STDEV([.E92:.E94])" office:value-type="float" office:value="0.00192226461782276" calcext:value-type="float">
            <text:p>0,0019</text:p>
          </table:table-cell>
          <table:table-cell table:style-name="ce1" table:formula="of:=STDEV([.F92:.F94])" office:value-type="float" office:value="0.00270510760488991" calcext:value-type="float">
            <text:p>0,0027</text:p>
          </table:table-cell>
        </table:table-row>
        <table:table-row table:style-name="ro1">
          <table:table-cell/>
          <table:table-cell table:formula="of:=TEXT([.B95];&quot;0,0000&quot;)&amp;&quot; $\pm$ &quot;&amp;TEXT([.B96];&quot;0,0000&quot;)" office:value-type="string" office:string-value="0,9621 $\pm$ 0,0010" calcext:value-type="string">
            <text:p>0,9621 $\pm$ 0,0010</text:p>
          </table:table-cell>
          <table:table-cell table:formula="of:=TEXT([.C95];&quot;0,0000&quot;)&amp;&quot; $\pm$ &quot;&amp;TEXT([.C96];&quot;0,0000&quot;)" office:value-type="string" office:string-value="0,9047 $\pm$ 0,0018" calcext:value-type="string">
            <text:p>0,9047 $\pm$ 0,0018</text:p>
          </table:table-cell>
          <table:table-cell table:formula="of:=TEXT([.D95];&quot;0,0000&quot;)&amp;&quot; $\pm$ &quot;&amp;TEXT([.D96];&quot;0,0000&quot;)" office:value-type="string" office:string-value="0,9499 $\pm$ 0,0020" calcext:value-type="string">
            <text:p>0,9499 $\pm$ 0,0020</text:p>
          </table:table-cell>
          <table:table-cell table:formula="of:=TEXT([.E95];&quot;0,0000&quot;)&amp;&quot; $\pm$ &quot;&amp;TEXT([.E96];&quot;0,0000&quot;)" office:value-type="string" office:string-value="0,9268 $\pm$ 0,0019" calcext:value-type="string">
            <text:p>0,9268 $\pm$ 0,0019</text:p>
          </table:table-cell>
          <table:table-cell table:formula="of:=TEXT([.F95];&quot;0,0000&quot;)&amp;&quot; $\pm$ &quot;&amp;TEXT([.F96];&quot;0,0000&quot;)" office:value-type="string" office:string-value="0,9161 $\pm$ 0,0027" calcext:value-type="string">
            <text:p>0,9161 $\pm$ 0,0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.00.0000</text:date>, <text:time style:data-style-name="N2" text:time-value="18:12:20.3213435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6:28:11.173879390</meta:creation-date>
    <dc:date>2019-06-29T23:59:17.177349538</dc:date>
    <meta:editing-duration>PT56M57S</meta:editing-duration>
    <meta:editing-cycles>8</meta:editing-cycles>
    <meta:generator>LibreOffice/5.2.7.2$Linux_X86_64 LibreOffice_project/20m0$Build-2</meta:generator>
    <meta:document-statistic meta:table-count="1" meta:cell-count="324" meta:object-count="0"/>
  </office:meta>
</office:document-meta>
</file>